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187d1b" officeooo:paragraph-rsid="00187d1b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igitigrafo.it/module/category/app" text:style-name="Internet_20_link" text:visited-style-name="Visited_20_Internet_20_Link">App</text:a>, <text:a xlink:type="simple" xlink:href="http://www.digitigrafo.it/module/category/cordova" text:style-name="Internet_20_link" text:visited-style-name="Visited_20_Internet_20_Link">cordova</text:a>, <text:a xlink:type="simple" xlink:href="http://www.digitigrafo.it/module/category/uncategorized" text:style-name="Internet_20_link" text:visited-style-name="Visited_20_Internet_20_Link">Uncategorized</text:a> </text:p>
      <text:h text:style-name="Heading_20_1" text:outline-level="1">Set cordova cli 6 on xubuntu 15.10</text:h>
      <text:p text:style-name="Text_20_body"><text:a xlink:type="simple" xlink:href="http://www.digitigrafo.it/module/author/digitigrafo" text:style-name="Internet_20_link" text:visited-style-name="Visited_20_Internet_20_Link">digi grafo</text:a> </text:p>
      <text:p text:style-name="Text_20_body">installare node:<text:line-break/><text:span text:style-name="Source_20_Text">$sudo apt-get install nodejs</text:span></text:p>
      <text:p text:style-name="Text_20_body">installare npm, node package manager:</text:p>
      <text:p text:style-name="Text_20_body"><text:span text:style-name="Source_20_Text">sudo apt-get install npm</text:span></text:p>
      <text:p text:style-name="Text_20_body">Possiamo testare che ci siano, chiedendo la versione:<text:line-break/>$node -v<text:line-break/>$npm -v</text:p>
      <text:p text:style-name="Text_20_body">creare un collegamento simbolico per chiamare nodejs con il solo nome: node</text:p>
      <text:p text:style-name="Text_20_body"><text:span text:style-name="Source_20_Text">sudo ln -s /usr/bin/nodejs /usr/bin/node</text:span></text:p>
      <text:p text:style-name="Text_20_body">non deve rispondere niente il precederente comando.</text:p>
      <text:p text:style-name="Text_20_body">Installiamo android studio, aggiungendo un repository con il code apposito per ubuntu,<text:line-break/>disponibile da <text:a xlink:type="simple" xlink:href="https://paolorotolo.github.io/android-studio/" office:target-frame-name="_blank" xlink:show="new" text:style-name="Internet_20_link" text:visited-style-name="Visited_20_Internet_20_Link">https://paolorotolo.github.io/android-studio/</text:a> :</text:p>
      <text:p text:style-name="Text_20_body"><text:span text:style-name="Source_20_Text">$sudo apt-add-repository ppa:paolorotolo/android-studio<text:line-break/>$sudo apt-get update<text:line-break/>$sudo apt-get install android-studio</text:span></text:p>
      <text:p text:style-name="Text_20_body">Dimentichiamoci di android per un pochino ed intanto procediamo e installiamoci cordova cli, guardiamo qui:</text:p>
      <text:p text:style-name="Text_20_body"><text:a xlink:type="simple" xlink:href="https://cordova.apache.org/docs/en/latest/guide/cli/index.html" office:target-frame-name="_blank" xlink:show="new" text:style-name="Internet_20_link" text:visited-style-name="Visited_20_Internet_20_Link">https://cordova.apache.org/docs/en/latest/guide/cli/index.html </text:a></text:p>
      <text:p text:style-name="Text_20_body">Prima cosa vediamo se abbiamo anche git<text:span text:style-name="Source_20_Text"><text:line-break/>$sudo apt-get install git</text:span></text:p>
      <text:p text:style-name="Text_20_body"><text:span text:style-name="Source_20_Text">E poi installiamo cordova<text:line-break/>$sudo npm install -g cordova</text:span></text:p>
      <text:p text:style-name="Text_20_body">potrebbe essere necessario pulire la cache di node con un</text:p>
      <text:p text:style-name="Text_20_body">“node cache clean”</text:p>
      <text:p text:style-name="Text_20_body">Proviamo a vedere se è davvero  installato con “cordova -v”, mi rende il numero della versione che è ora la 6.1.0</text:p>
      <text:p text:style-name="Text_20_body">Compiliamo la prima app di prova:<text:line-break/><text:span text:style-name="Source_20_Text"><text:line-break/>$ cordova create hello com.example.hello HelloWorld<text:line-break/>$cd hello/</text:span></text:p>
      <text:p text:style-name="Text_20_body"><text:soft-page-break/>Ora entrando nella cartella hello/www/index.html dentro alla nostra home, troveremo il nostro primo progetto, che possiamo subito vedere da browser.</text:p>
      <text:p text:style-name="Text_20_body">E’ un template html, e lo script in js che chiede alle API di cordova se c’è un dispositivo mobile, non risponderà.</text:p>
      <text:p text:style-name="Text_20_body">Quindi rimarrà sempre un grigio: <text:span text:style-name="Strong_20_Emphasis">Connecting to Device</text:span></text:p>
      <text:p text:style-name="Text_20_body">Ecco cosa ci permetterà di fare cordova cli</text:p>
      <text:p text:style-name="P2">[img cordova]</text:p>
      <text:p text:style-name="Text_20_body">Quindi abbiamo deciso che lo proviamo per il sistema operativo Android.</text:p>
      <text:p text:style-name="Text_20_body"><text:a xlink:type="simple" xlink:href="https://cordova.apache.org/docs/en/latest/guide/platforms/android/index.html#requirements-and-support" office:target-frame-name="_blank" xlink:show="new" text:style-name="Internet_20_link" text:visited-style-name="Visited_20_Internet_20_Link">https://cordova.apache.org/docs/en/latest/guide/platforms/android/index.html#requirements-and-support</text:a></text:p>
      <text:p text:style-name="Text_20_body">Quindi vediamo se abbiamo java:</text:p>
      <text:p text:style-name="Text_20_body">$java -showversion</text:p>
      <text:p text:style-name="Text_20_body">Io ho già installato :java version “1.7.0_95”<text:line-break/>OpenJDK Runtime Environment (IcedTea 2.6.4) (7u95-2.6.4-0ubuntu0.15.10.2)<text:line-break/>OpenJDK 64-Bit Server VM (build 24.95-b01, mixed mode)</text:p>
      <text:h text:style-name="Heading_20_3" text:outline-level="3">quindi provo così. (sbagliato)</text:h>
      <text:p text:style-name="Text_20_body">OK, android studio (che ha finito di installarsi) non funziona:</text:p>
      <text:p text:style-name="Text_20_body">si lamenta del jdk (java development kit)</text:p>
      <text:p text:style-name="Text_20_body">Proviamo a vedere se cordova funziona:</text:p>
      <text:p text:style-name="Preformatted_20_Text"><text:span text:style-name="Source_20_Text">$cordova platform add android</text:span></text:p>
      <text:p text:style-name="Preformatted_20_Text"/>
      <text:p text:style-name="P3"><text:span text:style-name="Source_20_Text">$cordova requirements</text:span></text:p>
      <text:p text:style-name="Quotations">No, da un sacco di errori:</text:p>
      <text:p text:style-name="Quotations">Failed to find ‘JAVA_HOME’ environment variable. Try setting setting it manually.<text:line-break/>Android SDK: not installed<text:line-break/>Failed to find ‘ANDROID_HOME’ environment variable. Try setting setting it manually.<text:line-break/>Failed to find ‘android’ command in your ‘PATH’. Try update your ‘PATH’ to include path to valid SDK directory.<text:line-break/>Android target: not installed<text:line-break/>Android SDK not found. Make sure that it is installed. If it is not at the default location, set the ANDROID_HOME environment variable.<text:line-break/>Gradle: not installed<text:line-break/>Could not find gradle wrapper within Android SDK. Could not find Android SDK directory.<text:line-break/>Might need to install Android SDK or set up ‘ANDROID_HOME’ env variable.<text:line-break/>Error: Some of requirements check failed</text:p>
      <text:h text:style-name="Heading_20_4" text:outline-level="4"><text:soft-page-break/>(GIUSTO)Quindi si installa dal ppa per ubuntu. java 8</text:h>
      <text:p text:style-name="Text_20_body">http://stackoverflow.com/questions/16263556/installing-java-7-on-ubuntu</text:p>
      <text:p text:style-name="Preformatted_20_Text"><text:span text:style-name="Source_20_Text">$sudo add-apt-repository ppa:webupd8team/java</text:span></text:p>
      <text:p text:style-name="P3"><text:span text:style-name="Source_20_Text">$sudo apt-get update</text:span></text:p>
      <text:p text:style-name="P3"><text:span text:style-name="Source_20_Text">sudo apt-get install oracle-java7-installer</text:span></text:p>
      <text:p text:style-name="P3"><text:span text:style-name="Source_20_Text">sudo apt-get install oracle-java7-set-default</text:span></text:p>
      <text:p text:style-name="Text_20_body">OK, riprovo a far partire android studio.</text:p>
      <text:h text:style-name="Heading_20_3" text:outline-level="3">Funziona</text:h>
      <text:p text:style-name="Text_20_body">Quindi andiamo in</text:p>
      <text:p text:style-name="Text_20_body">Configure &gt;&gt; SDKmanager</text:p>
      <text:p text:style-name="Text_20_body">E ci copiato il path dove troveremo i file android che ci interessano</text:p>
      <text:p text:style-name="Text_20_body">es: /home/mioutente/Android/Sdk</text:p>
      <text:p text:style-name="Text_20_body">Quindi andiamo a creare il file .bashprofile in home, con l’editor di testo più comodo.</text:p>
      <text:p text:style-name="Text_20_body"><text:span text:style-name="Source_20_Text">$nano .bash_profile</text:span></text:p>
      <text:p text:style-name="Text_20_body">Questo è il mio file:</text:p>
      <text:p text:style-name="Text_20_body">export ANDROID_HOME=/home/cri/Android/Sdk/<text:line-break/>export PATH=${PATH}:/home/cri/Android/Sdk/platform-tools:/Android/Sdk/tools</text:p>
      <text:p text:style-name="Text_20_body"><text:span text:style-name="Strong_20_Emphasis">Faccio utilizzare il mio file bash_profile:</text:span></text:p>
      <text:p text:style-name="P3"><text:span text:style-name="Source_20_Text"><text:s/>source ~/.bash_profile</text:span></text:p>
      <text:p text:style-name="Text_20_body">Quindi provo se funziona:<text:line-break/><text:span text:style-name="Source_20_Text">~/hello$ cordova requirements</text:span></text:p>
      <text:p text:style-name="Text_20_body">Requirements check results for android:<text:line-break/>Java JDK: installed .<text:line-break/>Android SDK: installed<text:line-break/>Android target: installed android-23<text:line-break/>Gradle: installed</text:p>
      <text:p text:style-name="Text_20_body">Bella risposta!</text:p>
      <text:p text:style-name="Text_20_body">Provo a fargli compilare il progetto android:</text:p>
      <text:p text:style-name="Text_20_body">cordova build android</text:p>
      <text:h text:style-name="Heading_20_4" text:outline-level="4">BUILD SUCCESSFUL</text:h>
      <text:p text:style-name="Text_20_body">Total time: 2 mins 51.058 secs<text:line-break/>Built the following apk(s):<text:line-break/>/home/cri/hello/platforms/android/build/outputs/apk/android-debug.apk</text:p>
      <text:p text:style-name="Text_20_body"><text:soft-page-break/> </text:p>
      <text:p text:style-name="Text_20_body">OK , ora possiamo fare un cordova android run</text:p>
      <text:p text:style-name="Text_20_body">Se abbiamo un dispositivo android da connettere con l’usa, in modalità sviluppatore attivata e con il setting: debugging via usb.</text:p>
      <text:p text:style-name="Text_20_body">Allora, potremo vedere la nostra app Hello che si installa sul dispositivo e la scritta su sfondo verde:</text:p>
      <text:h text:style-name="Heading_20_1" text:outline-level="1">Device is ready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2:05:46.117516912</meta:creation-date>
    <dc:date>2017-06-12T12:06:39.139063036</dc:date>
    <meta:editing-duration>PT53S</meta:editing-duration>
    <meta:editing-cycles>1</meta:editing-cycles>
    <meta:document-statistic meta:table-count="0" meta:image-count="0" meta:object-count="0" meta:page-count="4" meta:paragraph-count="68" meta:word-count="606" meta:character-count="4451" meta:non-whitespace-character-count="3905"/>
    <meta:generator>LibreOffice/5.1.6.2$Linux_X86_64 LibreOffice_project/10m0$Build-2</meta:generator>
  </office:meta>
</office:document-meta>
</file>